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5458in" table:align="left"/>
    </style:style>
    <style:style style:name="Table2.A" style:family="table-column">
      <style:table-column-properties style:column-width="2.5458in"/>
    </style:style>
    <style:style style:name="Table2.A1" style:family="table-cell">
      <style:table-cell-properties style:vertical-align="middle" fo:padding="0.0194in" fo:border="none"/>
    </style:style>
    <style:style style:name="Table3" style:family="table">
      <style:table-properties style:width="2.9278in" table:align="left"/>
    </style:style>
    <style:style style:name="Table3.A" style:family="table-column">
      <style:table-column-properties style:column-width="0.2882in"/>
    </style:style>
    <style:style style:name="Table3.B" style:family="table-column">
      <style:table-column-properties style:column-width="2.6396in"/>
    </style:style>
    <style:style style:name="Table3.A1" style:family="table-cell">
      <style:table-cell-properties style:vertical-align="middle" fo:padding="0.0194in" fo:border="none"/>
    </style:style>
    <style:style style:name="Table4" style:family="table">
      <style:table-properties style:width="2.9278in" table:align="left"/>
    </style:style>
    <style:style style:name="Table4.A" style:family="table-column">
      <style:table-column-properties style:column-width="0.2882in"/>
    </style:style>
    <style:style style:name="Table4.B" style:family="table-column">
      <style:table-column-properties style:column-width="2.6396in"/>
    </style:style>
    <style:style style:name="Table4.A1" style:family="table-cell">
      <style:table-cell-properties style:vertical-align="middle" fo:padding="0.0194in" fo:border="none"/>
    </style:style>
    <style:style style:name="Table5" style:family="table">
      <style:table-properties style:width="3.2292in" table:align="left"/>
    </style:style>
    <style:style style:name="Table5.A" style:family="table-column">
      <style:table-column-properties style:column-width="0.2882in"/>
    </style:style>
    <style:style style:name="Table5.B" style:family="table-column">
      <style:table-column-properties style:column-width="2.941in"/>
    </style:style>
    <style:style style:name="Table5.A1" style:family="table-cell">
      <style:table-cell-properties style:vertical-align="middle" fo:padding="0.0194in" fo:border="none"/>
    </style:style>
    <style:style style:name="P1" style:family="paragraph" style:parent-style-name="Standard">
      <style:text-properties officeooo:paragraph-rsid="00140ac1"/>
    </style:style>
    <style:style style:name="P2" style:family="paragraph" style:parent-style-name="Standard">
      <style:text-properties style:font-name="TlwgTypewriter" fo:font-size="10pt" fo:font-weight="normal" officeooo:paragraph-rsid="0016f772" style:font-size-asian="10pt" style:font-weight-asian="normal" style:font-size-complex="10pt" style:font-weight-complex="normal"/>
    </style:style>
    <style:style style:name="P3" style:family="paragraph" style:parent-style-name="Standard">
      <style:text-properties style:font-name="TlwgTypewriter" fo:font-size="10pt" fo:font-weight="normal" officeooo:rsid="0015c2c8" officeooo:paragraph-rsid="0015c2c8" style:font-size-asian="10pt" style:font-weight-asian="normal" style:font-size-complex="10pt" style:font-weight-complex="normal"/>
    </style:style>
    <style:style style:name="P4" style:family="paragraph" style:parent-style-name="Standard">
      <style:text-properties style:font-name="TlwgTypewriter" fo:font-size="10pt" fo:font-weight="normal" officeooo:rsid="0016f772" officeooo:paragraph-rsid="0016f772" style:font-size-asian="10pt" style:font-weight-asian="normal" style:font-size-complex="10pt" style:font-weight-complex="normal"/>
    </style:style>
    <style:style style:name="P5" style:family="paragraph" style:parent-style-name="Standard">
      <style:text-properties style:font-name="Times New Roman" fo:font-size="12pt" fo:font-weight="bold" officeooo:paragraph-rsid="0016f772" style:font-size-asian="12pt" style:font-weight-asian="bold" style:font-size-complex="12pt" style:font-weight-complex="bold"/>
    </style:style>
    <style:style style:name="P6" style:family="paragraph" style:parent-style-name="Standard">
      <style:text-properties style:font-name="Times New Roman" fo:font-size="14pt" fo:font-weight="bold" officeooo:rsid="001d3fc6" officeooo:paragraph-rsid="001d3fc6" style:font-size-asian="14pt" style:font-weight-asian="bold" style:font-size-complex="14pt" style:font-weight-complex="bold"/>
    </style:style>
    <style:style style:name="P7" style:family="paragraph" style:parent-style-name="Standard">
      <style:text-properties fo:font-size="14pt" fo:font-weight="bold" officeooo:rsid="00140ac1" officeooo:paragraph-rsid="00140ac1" style:font-size-asian="14pt" style:font-weight-asian="bold" style:font-size-complex="14pt" style:font-weight-complex="bold"/>
    </style:style>
    <style:style style:name="P8" style:family="paragraph" style:parent-style-name="Standard">
      <style:text-properties fo:font-size="14pt" fo:font-weight="bold" officeooo:rsid="0016f772" officeooo:paragraph-rsid="0016f772" style:font-size-asian="14pt" style:font-weight-asian="bold" style:font-size-complex="14pt" style:font-weight-complex="bold"/>
    </style:style>
    <style:style style:name="P9" style:family="paragraph" style:parent-style-name="Standard">
      <style:text-properties fo:font-size="14pt" fo:font-weight="bold" officeooo:rsid="00177428" officeooo:paragraph-rsid="00177428" style:font-size-asian="14pt" style:font-weight-asian="bold" style:font-size-complex="14pt" style:font-weight-complex="bold"/>
    </style:style>
    <style:style style:name="P10" style:family="paragraph" style:parent-style-name="Standard">
      <style:text-properties fo:font-size="14pt" fo:font-weight="bold" officeooo:rsid="0015c2c8" officeooo:paragraph-rsid="0015c2c8" style:font-size-asian="14pt" style:font-weight-asian="bold" style:font-size-complex="14pt" style:font-weight-complex="bold"/>
    </style:style>
    <style:style style:name="P11" style:family="paragraph" style:parent-style-name="Standard">
      <style:text-properties officeooo:rsid="00140ac1" officeooo:paragraph-rsid="00140ac1"/>
    </style:style>
    <style:style style:name="P12" style:family="paragraph" style:parent-style-name="Standard">
      <style:text-properties officeooo:rsid="00140ac1" officeooo:paragraph-rsid="00177428"/>
    </style:style>
    <style:style style:name="P13" style:family="paragraph" style:parent-style-name="Standard">
      <style:text-properties fo:font-weight="bold" officeooo:rsid="00177428" officeooo:paragraph-rsid="00177428" style:font-weight-asian="bold" style:font-weight-complex="bold"/>
    </style:style>
    <style:style style:name="P14" style:family="paragraph" style:parent-style-name="Standard">
      <style:text-properties fo:font-weight="bold" officeooo:rsid="0015c2c8" officeooo:paragraph-rsid="0015c2c8" style:font-weight-asian="bold" style:font-weight-complex="bold"/>
    </style:style>
    <style:style style:name="P15" style:family="paragraph" style:parent-style-name="Standard">
      <style:text-properties fo:font-style="italic" fo:font-weight="normal" officeooo:rsid="00177428" officeooo:paragraph-rsid="00177428" style:font-style-asian="italic" style:font-weight-asian="normal" style:font-style-complex="italic" style:font-weight-complex="normal"/>
    </style:style>
    <style:style style:name="P16" style:family="paragraph" style:parent-style-name="Table_20_Contents">
      <style:text-properties fo:font-size="10pt" officeooo:paragraph-rsid="00177428" style:font-size-asian="10pt" style:font-size-complex="10pt"/>
    </style:style>
    <style:style style:name="P17" style:family="paragraph" style:parent-style-name="Table_20_Contents">
      <style:text-properties fo:font-size="10pt" officeooo:rsid="00177428" officeooo:paragraph-rsid="00177428" style:font-size-asian="10pt" style:font-size-complex="10pt"/>
    </style:style>
    <style:style style:name="P18" style:family="paragraph" style:parent-style-name="Table_20_Contents">
      <style:text-properties officeooo:rsid="00177428" officeooo:paragraph-rsid="00177428"/>
    </style:style>
    <style:style style:name="P19" style:family="paragraph" style:parent-style-name="Standard">
      <style:text-properties fo:font-size="14pt" fo:font-weight="bold" officeooo:paragraph-rsid="00292fe8" style:font-size-asian="14pt" style:font-weight-asian="bold" style:font-size-complex="14pt" style:font-weight-complex="bold"/>
    </style:style>
    <style:style style:name="P20" style:family="paragraph" style:parent-style-name="Standard">
      <style:text-properties fo:font-size="14pt" fo:font-weight="bold" officeooo:paragraph-rsid="001ffe9b" style:font-size-asian="14pt" style:font-weight-asian="bold" style:font-size-complex="14pt" style:font-weight-complex="bold"/>
    </style:style>
    <style:style style:name="P21" style:family="paragraph" style:parent-style-name="Standard">
      <style:text-properties fo:font-size="14pt" fo:font-style="italic" fo:font-weight="bold" officeooo:paragraph-rsid="00292fe8" style:font-size-asian="14pt" style:font-style-asian="italic" style:font-weight-asian="bold" style:font-size-complex="14pt" style:font-style-complex="italic" style:font-weight-complex="bold"/>
    </style:style>
    <style:style style:name="P22" style:family="paragraph" style:parent-style-name="Standard">
      <style:text-properties style:font-name="TlwgTypewriter" fo:font-size="14pt" fo:font-weight="bold" officeooo:paragraph-rsid="00292fe8" style:font-size-asian="14pt" style:font-weight-asian="bold" style:font-size-complex="14pt" style:font-weight-complex="bold"/>
    </style:style>
    <style:style style:name="P23" style:family="paragraph" style:parent-style-name="Standard">
      <style:text-properties style:font-name="TlwgTypewriter" fo:font-size="14pt" fo:font-weight="bold" officeooo:paragraph-rsid="002aa27e" style:font-size-asian="14pt" style:font-weight-asian="bold" style:font-size-complex="14pt" style:font-weight-complex="bold"/>
    </style:style>
    <style:style style:name="P24" style:family="paragraph" style:parent-style-name="Standard">
      <style:text-properties fo:font-size="12pt" fo:font-weight="normal" officeooo:rsid="001ffe9b" officeooo:paragraph-rsid="00292fe8" style:font-size-asian="12pt" style:font-weight-asian="normal" style:font-size-complex="12pt" style:font-weight-complex="normal"/>
    </style:style>
    <style:style style:name="T1" style:family="text">
      <style:text-properties officeooo:rsid="00140ac1"/>
    </style:style>
    <style:style style:name="T2" style:family="text">
      <style:text-properties officeooo:rsid="0016f772"/>
    </style:style>
    <style:style style:name="T3" style:family="text">
      <style:text-properties officeooo:rsid="00177428"/>
    </style:style>
    <style:style style:name="T4" style:family="text">
      <style:text-properties fo:font-style="italic" fo:font-weight="normal" officeooo:rsid="0016f772" style:font-style-asian="italic" style:font-weight-asian="normal" style:font-style-complex="italic" style:font-weight-complex="normal"/>
    </style:style>
    <style:style style:name="T5" style:family="text">
      <style:text-properties officeooo:rsid="001901a4"/>
    </style:style>
    <style:style style:name="T6" style:family="text">
      <style:text-properties officeooo:rsid="001ae8bd"/>
    </style:style>
    <style:style style:name="T7" style:family="text">
      <style:text-properties fo:font-size="12pt" fo:font-weight="normal" officeooo:rsid="001c9042" style:font-size-asian="12pt" style:font-weight-asian="normal" style:font-size-complex="12pt" style:font-weight-complex="normal"/>
    </style:style>
    <style:style style:name="T8" style:family="text">
      <style:text-properties fo:font-size="12pt" fo:font-weight="normal" officeooo:rsid="001f1f5a" style:font-size-asian="12pt" style:font-weight-asian="normal" style:font-size-complex="12pt" style:font-weight-complex="normal"/>
    </style:style>
    <style:style style:name="T9" style:family="text">
      <style:text-properties fo:font-size="12pt" fo:font-weight="normal" officeooo:rsid="001ffe9b" style:font-size-asian="12pt" style:font-weight-asian="normal" style:font-size-complex="12pt" style:font-weight-complex="normal"/>
    </style:style>
    <style:style style:name="T10" style:family="text">
      <style:text-properties fo:font-size="12pt" fo:font-weight="normal" officeooo:rsid="0021e526" style:font-size-asian="12pt" style:font-weight-asian="normal" style:font-size-complex="12pt" style:font-weight-complex="normal"/>
    </style:style>
    <style:style style:name="T11" style:family="text">
      <style:text-properties fo:font-size="12pt" fo:font-weight="normal" officeooo:rsid="002262de" style:font-size-asian="12pt" style:font-weight-asian="normal" style:font-size-complex="12pt" style:font-weight-complex="normal"/>
    </style:style>
    <style:style style:name="T12" style:family="text">
      <style:text-properties fo:font-size="12pt" fo:font-weight="normal" officeooo:rsid="0024888a" style:font-size-asian="12pt" style:font-weight-asian="normal" style:font-size-complex="12pt" style:font-weight-complex="normal"/>
    </style:style>
    <style:style style:name="T13" style:family="text">
      <style:text-properties fo:font-size="12pt" fo:font-weight="normal" officeooo:rsid="00292fe8" style:font-size-asian="12pt" style:font-weight-asian="normal" style:font-size-complex="12pt" style:font-weight-complex="normal"/>
    </style:style>
    <style:style style:name="T14" style:family="text">
      <style:text-properties fo:font-size="12pt" fo:font-weight="normal" officeooo:rsid="002a0079" style:font-size-asian="12pt" style:font-weight-asian="normal" style:font-size-complex="12pt" style:font-weight-complex="normal"/>
    </style:style>
    <style:style style:name="T15" style:family="text">
      <style:text-properties fo:font-size="12pt" officeooo:rsid="001ffe9b" style:font-size-asian="12pt" style:font-size-complex="12pt"/>
    </style:style>
    <style:style style:name="T16" style:family="text">
      <style:text-properties fo:font-size="12pt" fo:font-style="italic" fo:font-weight="normal" officeooo:rsid="001ffe9b" style:font-size-asian="12pt" style:font-style-asian="italic" style:font-weight-asian="normal" style:font-size-complex="12pt" style:font-style-complex="italic" style:font-weight-complex="normal"/>
    </style:style>
    <style:style style:name="T17" style:family="text">
      <style:text-properties fo:font-size="12pt" fo:font-style="italic" fo:font-weight="normal" officeooo:rsid="001f1f5a" style:font-size-asian="12pt" style:font-style-asian="italic" style:font-weight-asian="normal" style:font-size-complex="12pt" style:font-style-complex="italic" style:font-weight-complex="normal"/>
    </style:style>
    <style:style style:name="T18" style:family="text">
      <style:text-properties fo:font-size="12pt" fo:font-style="italic" fo:font-weight="normal" officeooo:rsid="002262de"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officeooo:rsid="00292fe8" style:font-size-asian="12pt" style:font-style-asian="italic" style:font-weight-asian="normal" style:font-size-complex="12pt" style:font-style-complex="italic" style:font-weight-complex="normal"/>
    </style:style>
    <style:style style:name="T20" style:family="text">
      <style:text-properties style:font-name="TlwgTypewriter" fo:font-size="12pt" fo:font-weight="normal" officeooo:rsid="001f1f5a" style:font-size-asian="12pt" style:font-weight-asian="normal" style:font-size-complex="12pt" style:font-weight-complex="normal"/>
    </style:style>
    <style:style style:name="T21" style:family="text">
      <style:text-properties style:font-name="TlwgTypewriter" fo:font-size="12pt" fo:font-weight="normal" officeooo:rsid="001ffe9b" style:font-size-asian="12pt" style:font-weight-asian="normal" style:font-size-complex="12pt" style:font-weight-complex="normal"/>
    </style:style>
    <style:style style:name="T22" style:family="text">
      <style:text-properties officeooo:rsid="00279627"/>
    </style:style>
    <style:style style:name="T23" style:family="text">
      <style:text-properties officeooo:rsid="00292fe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lvison Castillo</text:p>
      <text:p text:style-name="P11">Cog376</text:p>
      <text:p text:style-name="P11"><text:span text:style-name="T22">Sentiment Analysis (</text:span>Final Project<text:span text:style-name="T22">)</text:span></text:p>
      <text:p text:style-name="P11"/>
      <text:p text:style-name="P7">Summary</text:p>
      <text:p text:style-name="P1"><text:span text:style-name="T1"><text:tab/>This is a sentiment analysis </text:span><text:span text:style-name="T2">program</text:span><text:span text:style-name="T1"> that can classify </text:span><text:span text:style-name="T6">a</text:span><text:span text:style-name="T1"> movie </text:span><text:span text:style-name="T3">critique</text:span><text:span text:style-name="T1"> as </text:span><text:span text:style-name="T6">either a</text:span><text:span text:style-name="T1"> positive or negative </text:span><text:span text:style-name="T6">critique</text:span><text:span text:style-name="T1">. </text:span><text:span text:style-name="T2">The program is written entirely in python (version 2.7.3) and utilize</text:span><text:span text:style-name="T3">s components of the Natural Language Toolkit.</text:span></text:p>
      <text:p text:style-name="P11"/>
      <text:p text:style-name="P8">Explanation</text:p>
      <text:p text:style-name="P20"><text:span text:style-name="T2"><text:tab/></text:span><text:span text:style-name="T7">This program </text:span><text:span text:style-name="T10">utilizes</text:span><text:span text:style-name="T7"> the method </text:span><text:span text:style-name="T8">of</text:span><draw:frame draw:style-name="fr1" draw:name="graphics1" text:anchor-type="char" svg:x="3.3098in" svg:y="0.0299in" svg:width="3.7917in" svg:height="1.9543in" draw:z-index="0"><draw:image xlink:href="http://nltk.googlecode.com/svn/trunk/doc/images/supervised-classification.png" xlink:type="simple" xlink:show="embed" xlink:actuate="onLoad"/><draw:contour-polygon svg:width="416px" svg:height="388px" svg:viewBox="0 0 416 388" draw:points="114,388 114,50 416,50 416,388" draw:recreate-on-edit="false"/></draw:frame><text:span text:style-name="T8"> supervised classification. The data set that was used for the training component is listed below. Initially, I had intended to use full critique examples taken from the web but the amount of irrelevant words within these critiques proved for very little accuracy. Instead, I chose to use brief one-line critiques </text:span><text:span text:style-name="T9">as the training </text:span><text:span text:style-name="T16">input</text:span><text:span text:style-name="T9"> </text:span><text:span text:style-name="T8">simply because they were straight to the point and larger full</text:span><text:span text:style-name="T10">er</text:span><text:span text:style-name="T8"> critiques can be atomically comprised of these smaller ones. </text:span><text:span text:style-name="T13">I start by reading my sample input,</text:span><text:span text:style-name="T8"> remov</text:span><text:span text:style-name="T13">ing</text:span><text:span text:style-name="T8"> </text:span><text:span text:style-name="T10">punctuation and</text:span><text:span text:style-name="T8"> any words that contain a length less than 3 </text:span><text:span text:style-name="T13">from every live</text:span><text:span text:style-name="T8">. This is mainly to get rid of neutral words such as 'it' and 'the'. The resulting words are then considered to be the </text:span><text:span text:style-name="T17">features</text:span><text:span text:style-name="T8">. I generate a training set by utilizing the </text:span><text:span text:style-name="T20">nltk.classify.apply_features</text:span><text:span text:style-name="T8"> function with my </text:span><text:span text:style-name="T17">feature extractor</text:span><text:span text:style-name="T8"> function and list of critiques as parameters. </text:span><text:span text:style-name="T13">The </text:span><text:span text:style-name="T19">feature extractor</text:span><text:span text:style-name="T8"> </text:span><text:span text:style-name="T13">of this program takes in a tokenized review, checks what words it contains in relation to the features that were extracted from my sample data and returns a dictionary of this information. The dictionary essentially has boolean values of what words the tokenized review contains in relation to the training feature set. <text:s/></text:span><text:span text:style-name="T9">After I have my training set I generate my </text:span><text:span text:style-name="T16">classifier model</text:span><text:span text:style-name="T15"> </text:span><text:span text:style-name="T9">by utilizing the </text:span><text:span text:style-name="T21">nltk.NaiveBayesClassifier.train</text:span><text:span text:style-name="T9"> function with my training set as a parameter. </text:span><text:span text:style-name="T11">Once I have my classifier model, I am ready to start making predictions. I take a movie critique as an input, tokenize it</text:span><text:span text:style-name="T9">, </text:span><text:span text:style-name="T11">extract its features using my feature extractor and pass the list of features into the classifier </text:span><text:span text:style-name="T12">model's</text:span><text:span text:style-name="T11"> classify function. The result is a </text:span><text:span text:style-name="T18">label</text:span><text:span text:style-name="T11"> which in this case can be 'positive' or 'negative'.</text:span></text:p>
      <text:p text:style-name="P20"><text:span text:style-name="T11"/></text:p>
      <text:p text:style-name="P21"><text:span text:style-name="T13">Heres example of what </text:span><text:span text:style-name="T14">the</text:span><text:span text:style-name="T13"> feature extractor </text:span><text:span text:style-name="T14">of this program</text:span><text:span text:style-name="T13"> returns when considering a movie review:</text:span></text:p>
      <text:p text:style-name="P19"><text:span text:style-name="T13"/></text:p>
      <text:p text:style-name="P19"><text:span text:style-name="T13">Example: <text:s/>“It was a great movie.” --&gt; (tokenize) --&gt; ['It', 'was', 'a', 'great', 'movie'] → pass this set into feature extractor. </text:span><text:span text:style-name="T14">The</text:span><text:span text:style-name="T13"> return </text:span><text:span text:style-name="T14">resembles something</text:span><text:span text:style-name="T13"> like this:</text:span></text:p>
      <text:p text:style-name="P22"><text:span text:style-name="T13">{'contains(great)' : True,</text:span></text:p>
      <text:p text:style-name="P22"><text:span text:style-name="T13"><text:s text:c="2"/>'contains(movie)' :True</text:span></text:p>
      <text:p text:style-name="P23"><text:span text:style-name="T13"><text:s text:c="2"/>'contains(terrible)': False,</text:span></text:p>
      <text:p text:style-name="P23"><text:span text:style-name="T13"><text:s text:c="2"/>(etc)...}</text:span></text:p>
      <table:table table:name="Table2" table:style-name="Table2">
        <table:table-column table:style-name="Table2.A"/>
        <table:table-row>
          <table:table-cell table:style-name="Table2.A1" office:value-type="string">
            <text:p text:style-name="Table_20_Contents"><text:span text:style-name="Source_20_Text"/></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Source_20_Text"/></text:p>
          </table:table-cell>
          <table:table-cell table:style-name="Table3.A1" office:value-type="string">
            <text:p text:style-name="Table_20_Contents"><text:span text:style-name="Source_20_Text"/></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ource_20_Text"/></text:p>
          </table:table-cell>
          <table:table-cell table:style-name="Table4.A1" office:value-type="string">
            <text:p text:style-name="Table_20_Contents"><text:span text:style-name="Source_20_Text"/></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text:span text:style-name="Source_20_Text"/></text:p>
          </table:table-cell>
          <table:table-cell table:style-name="Table5.A1" office:value-type="string">
            <text:p text:style-name="Table_20_Contents"><text:span text:style-name="Source_20_Text"/></text:p>
          </table:table-cell>
        </table:table-row>
      </table:table>
      <text:p text:style-name="P24"><text:soft-page-break/></text:p>
      <text:p text:style-name="P9">Data set used</text:p>
      <text:p text:style-name="P13"><text:s/></text:p>
      <table:table table:name="Table1" table:style-name="Table1">
        <table:table-column table:style-name="Table1.A"/>
        <table:table-column table:style-name="Table1.B"/>
        <table:table-row>
          <table:table-cell table:style-name="Table1.A1" office:value-type="string">
            <text:p text:style-name="P18">Positive Critiques (positive_reviews.txt)</text:p>
          </table:table-cell>
          <table:table-cell table:style-name="Table1.B1" office:value-type="string">
            <text:p text:style-name="P18">Negative Critiques (negative_reviews.txt)</text:p>
          </table:table-cell>
        </table:table-row>
        <table:table-row>
          <table:table-cell table:style-name="Table1.A2" office:value-type="string">
            <text:p text:style-name="P17">loved it.</text:p>
            <text:p text:style-name="P17">a great time.</text:p>
            <text:p text:style-name="P17">definitely watch it.</text:p>
            <text:p text:style-name="P17">best movie of the year.</text:p>
            <text:p text:style-name="P17">awesome film.</text:p>
            <text:p text:style-name="P17">laughed out loud.</text:p>
            <text:p text:style-name="P17">extremely funny.</text:p>
            <text:p text:style-name="P17">two thumbs up.</text:p>
            <text:p text:style-name="P17">can't wait for the next one.</text:p>
            <text:p text:style-name="P17">great fun.</text:p>
            <text:p text:style-name="P17">it made me smile.</text:p>
            <text:p text:style-name="P17">exceeded my expectations.</text:p>
            <text:p text:style-name="P17">will watch it again.</text:p>
            <text:p text:style-name="P17">the perfect movie.</text:p>
            <text:p text:style-name="P17">my favorite of all time.</text:p>
          </table:table-cell>
          <table:table-cell table:style-name="Table1.B2" office:value-type="string">
            <text:p text:style-name="P17">hated it.</text:p>
            <text:p text:style-name="P17">worst movie ever.</text:p>
            <text:p text:style-name="P17">waste of time.</text:p>
            <text:p text:style-name="P17">waste of money.</text:p>
            <text:p text:style-name="P17">bad movie.</text:p>
            <text:p text:style-name="P17">don't watch it.</text:p>
            <text:p text:style-name="P17">wouldn't recommend it.</text:p>
            <text:p text:style-name="P17">very disappointing.</text:p>
            <text:p text:style-name="P17">a complete let down.</text:p>
            <text:p text:style-name="P17">a failure.</text:p>
            <text:p text:style-name="P17">a failed attempt.</text:p>
            <text:p text:style-name="P16"><text:span text:style-name="T5">I</text:span><text:span text:style-name="T3"> was disappointed.</text:span></text:p>
            <text:p text:style-name="P17">it didn't live up to the hype.</text:p>
            <text:p text:style-name="P17">crappy movie.</text:p>
            <text:p text:style-name="P17">worst ending.</text:p>
          </table:table-cell>
        </table:table-row>
      </table:table>
      <text:p text:style-name="P12"/>
      <text:p text:style-name="P10">Examples</text:p>
      <text:p text:style-name="P15"><text:tab/>In order to test the program I pulled random movie critiques from rottentomatoes.com. The following are examples that utilize 4 different critiques.</text:p>
      <text:p text:style-name="P14"/>
      <text:p text:style-name="P3">Enter a critique &gt;&gt;&gt; Iron Man 3 was ultimately a disappointing experience. There are a number of reasons, but the main issues included grandiose action, cop outs in the plot, and a distancing from the comic itself. </text:p>
      <text:p text:style-name="P3"/>
      <text:p text:style-name="P3">negative </text:p>
      <text:p text:style-name="P3"/>
      <text:p text:style-name="P3">Enter a critique &gt;&gt;&gt; A mindless, milling mess. Just what you would expect from somebody schooled in the Michael Bay/Jerry Bruckheimer academy of bad directing. </text:p>
      <text:p text:style-name="P3"/>
      <text:p text:style-name="P3">negative </text:p>
      <text:p text:style-name="P3"/>
      <text:p text:style-name="P4">Enter a critique &gt;&gt;&gt; "Toy Story 3" is a bit on the safe side, hemmed in by its concept from offering the imagination that makes the best Pixar has to offer so good ... but the filmmakers still understand real heart. </text:p>
      <text:p text:style-name="P4"/>
      <text:p text:style-name="P4">positive </text:p>
      <text:p text:style-name="P4"/>
      <text:p text:style-name="P4">Enter a critique &gt;&gt;&gt; Full of riches, thematic and visual, and the best way to understand them is simply to watch the film and take it all in. </text:p>
      <text:p text:style-name="P4"/>
      <text:p text:style-name="P4">positive </text:p>
      <text:p text:style-name="P2"/>
      <text:p text:style-name="P6">References</text:p>
      <text:p text:style-name="P5"><text:span text:style-name="T2"><text:s text:c="2"/></text:span><text:span text:style-name="T4">Chapter 6 of the NLTK book. (http://nltk.googlecode.com/svn/trunk/doc/book/ch06.html)</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vison Castillo</meta:initial-creator>
    <meta:creation-date>2013-05-16T22:16:06</meta:creation-date>
    <dc:date>2013-05-17T10:34:28</dc:date>
    <dc:creator>Delvison Castillo</dc:creator>
    <meta:editing-duration>PT8H59M30S</meta:editing-duration>
    <meta:editing-cycles>19</meta:editing-cycles>
    <meta:generator>LibreOffice/3.6$Linux_X86_64 LibreOffice_project/360m1$Build-2</meta:generator>
    <meta:document-statistic meta:table-count="5" meta:image-count="1" meta:object-count="0" meta:page-count="2" meta:paragraph-count="59" meta:word-count="648" meta:character-count="4016" meta:non-whitespace-character-count="3406"/>
  </office:meta>
</office:document-meta>
</file>